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-- Copy records from Actual Database 'HrdProcess' <text:s/>to Audit Database 'audithr'</text:p>
      <text:p text:style-name="Standard"></text:p>
      <text:p text:style-name="Standard">-- step 1: Salary Records</text:p>
      <text:p text:style-name="Standard">insert into audithr.emp_monthly_salary_header</text:p>
      <text:p text:style-name="Standard"></text:p>
      <text:p text:style-name="Standard">select sh.*,4,0 from HrdProcess.emp_monthly_salary_header sh,</text:p>
      <text:p text:style-name="Standard">HrdProcess.hr_tbl_EmployeeMaster em</text:p>
      <text:p text:style-name="Standard">where sal_year=2018 and sal_month=12 </text:p>
      <text:p text:style-name="Standard"><text:s/>-- and sh.pf_amount&gt;0</text:p>
      <text:p text:style-name="Standard">and em.employee_roll_no=sh.employee_roll_no</text:p>
      <text:p text:style-name="Standard">and em.employee_pf='YES';</text:p>
      <text:p text:style-name="Standard"></text:p>
      <text:p text:style-name="Standard">-- step 2: Employee Details</text:p>
      <text:p text:style-name="Standard">-- Check employee unavailable list</text:p>
      <text:p text:style-name="Standard">select * from emp_monthly_salary_header </text:p>
      <text:p text:style-name="Standard">where sal_year=2018 and sal_month =12 and employee_roll_no not in </text:p>
      <text:p text:style-name="Standard">(select employee_roll_no from hr_tbl_EmployeeMaster ) <text:s/>order by employee_roll_no;</text:p>
      <text:p text:style-name="Standard"></text:p>
      <text:p text:style-name="Standard">-- Insert unavailable employees into audit database from HrdProcess database</text:p>
      <text:p text:style-name="Standard">insert into hr_tbl_EmployeeMaster</text:p>
      <text:p text:style-name="Standard">select * from HrdProcess.hr_tbl_EmployeeMaster em <text:s/>where employee_roll_no=32786;</text:p>
      <text:p text:style-name="Standard"></text:p>
      <text:p text:style-name="Standard"></text:p>
      <text:p text:style-name="Standard">-- step 3: Confirm Attendance</text:p>
      <text:p text:style-name="Standard"><text:s/>insert into confirm_attendance</text:p>
      <text:p text:style-name="Standard">select ca.* from HrdProcess.confirm_attendance ca,</text:p>
      <text:p text:style-name="Standard">hr_tbl_EmployeeMaster em</text:p>
      <text:p text:style-name="Standard">where month(attendance_date)=12</text:p>
      <text:p text:style-name="Standard">and year(attendance_date)=2018</text:p>
      <text:p text:style-name="Standard">and ca.employee_roll_no=em.employee_roll_no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/>
      <text:p text:style-name="Standard"/>
      <text:p text:style-name="P1">-- Remove OT details </text:p>
      <text:p text:style-name="Standard">update confirm_attendance set session_two='A',ot='N',ot_hours='00:00:00' </text:p>
      <text:p text:style-name="Standard"/>
      <text:p text:style-name="P1">-- update Onduty as Present </text:p>
      <text:p text:style-name="Standard"/>
      <text:p text:style-name="Standard">update confirm_attendance </text:p>
      <text:p text:style-name="Standard">set session_one='P' </text:p>
      <text:p text:style-name="Standard">where session_one='O' </text:p>
      <text:p text:style-name="Standard"/>
      <text:p text:style-name="Standard"/>
      <text:p text:style-name="Standard"><text:soft-page-break/>update confirm_attendance </text:p>
      <text:p text:style-name="Standard">set session_one='P' </text:p>
      <text:p text:style-name="Standard">where session_one='C' </text:p>
      <text:p text:style-name="Standard"/>
      <text:p text:style-name="Standard"/>
      <text:p text:style-name="P1">-- compare salary NOP with confirm attendance session_one </text:p>
      <text:p text:style-name="Standard"/>
      <text:p text:style-name="Standard">select </text:p>
      <text:p text:style-name="Standard"><text:s/>X.employee_roll_no, </text:p>
      <text:p text:style-name="Standard"><text:s/>sum(X.PDays+X.Hdays) as AttDays, </text:p>
      <text:p text:style-name="Standard"><text:s/>Y.SalDays </text:p>
      <text:p text:style-name="Standard">from </text:p>
      <text:p text:style-name="Standard">(select </text:p>
      <text:p text:style-name="Standard"><text:s/>employee_roll_no, </text:p>
      <text:p text:style-name="Standard"><text:s/>count(*) as PDays, </text:p>
      <text:p text:style-name="Standard"><text:s/>0 as Hdays </text:p>
      <text:p text:style-name="Standard">from </text:p>
      <text:p text:style-name="Standard"><text:s text:c="3"/>confirm_attendance </text:p>
      <text:p text:style-name="Standard">where </text:p>
      <text:p text:style-name="Standard"><text:s text:c="4"/>session_one in ('P','O','N','C') and </text:p>
      <text:p text:style-name="Standard"><text:s text:c="3"/>-- <text:s/>confirm_attend_emp_type =1 and </text:p>
      <text:p text:style-name="Standard"><text:s text:c="3"/>-- <text:s/>confirm_attend_company_code in(1,2) and </text:p>
      <text:p text:style-name="Standard"><text:s text:c="3"/>-- confirm_attend_dept_code &lt;&gt;44 AND </text:p>
      <text:p text:style-name="Standard"><text:s text:c="4"/>-- attendance_date <text:s/>between '2017-11-01' and '2017-11-30' </text:p>
      <text:p text:style-name="Standard">month(attendance_date)=9 </text:p>
      <text:p text:style-name="Standard">group by </text:p>
      <text:p text:style-name="Standard"><text:s text:c="4"/>employee_roll_no </text:p>
      <text:p text:style-name="Standard">union </text:p>
      <text:p text:style-name="Standard">select </text:p>
      <text:p text:style-name="Standard"><text:s/>employee_roll_no, </text:p>
      <text:p text:style-name="Standard"><text:s/>0 as PDays, </text:p>
      <text:p text:style-name="Standard"><text:s/>COUNT(*) *0.5 as Hdays </text:p>
      <text:p text:style-name="Standard">from </text:p>
      <text:p text:style-name="Standard"><text:s text:c="3"/>confirm_attendance </text:p>
      <text:p text:style-name="Standard">where </text:p>
      <text:p text:style-name="Standard"><text:s text:c="3"/>session_one in ('H') and </text:p>
      <text:p text:style-name="Standard"><text:s text:c="2"/>-- <text:s/>confirm_attend_emp_type =1 and </text:p>
      <text:p text:style-name="Standard"><text:s text:c="2"/>-- confirm_attend_company_code in(1,2) and </text:p>
      <text:p text:style-name="Standard"><text:s text:c="2"/>-- confirm_attend_dept_code &lt;&gt;44 AND </text:p>
      <text:p text:style-name="Standard"><text:s text:c="2"/>-- <text:s/>confirm_attend_date <text:s/>between '2017-11-01' and '2017-11-30' </text:p>
      <text:p text:style-name="Standard">month(attendance_date)=9 </text:p>
      <text:p text:style-name="Standard">group by </text:p>
      <text:p text:style-name="Standard"><text:s text:c="4"/>employee_roll_no </text:p>
      <text:p text:style-name="Standard"><text:s text:c="3"/>)X, </text:p>
      <text:p text:style-name="Standard">( </text:p>
      <text:p text:style-name="Standard">select </text:p>
      <text:p text:style-name="Standard">employee_roll_no, </text:p>
      <text:p text:style-name="Standard">no_of_present_days as SalDays </text:p>
      <text:p text:style-name="Standard">from </text:p>
      <text:p text:style-name="Standard"><text:s/>emp_monthly_salary_header </text:p>
      <text:p text:style-name="Standard">where </text:p>
      <text:p text:style-name="Standard"><text:s text:c="2"/>sal_year =2018 and </text:p>
      <text:p text:style-name="Standard"><text:soft-page-break/><text:s text:c="2"/>sal_month=9 AND </text:p>
      <text:p text:style-name="Standard"><text:s text:c="2"/>pf_amount &gt;0 </text:p>
      <text:p text:style-name="Standard">)Y </text:p>
      <text:p text:style-name="Standard">where </text:p>
      <text:p text:style-name="Standard">X.employee_roll_no = Y.employee_roll_no </text:p>
      <text:p text:style-name="Standard">group by </text:p>
      <text:p text:style-name="Standard">X.employee_roll_no </text:p>
      <text:p text:style-name="Standard">having cast(sum(X.PDays+X.Hdays) as decimal) = cast(SalDays as decimal)</text:p>
      <text:p text:style-name="Standard"/>
      <text:p text:style-name="Standard"/>
      <text:p text:style-name="Standard"/>
      <text:p text:style-name="P1">-- Adjust drivers weekoff </text:p>
      <text:p text:style-name="Standard">update confirm_attendance </text:p>
      <text:p text:style-name="Standard">set session_one='P' </text:p>
      <text:p text:style-name="Standard">where </text:p>
      <text:p text:style-name="Standard">dept_code=44 </text:p>
      <text:p text:style-name="Standard">and session_one='W' </text:p>
      <text:p text:style-name="Standard">and month(attendance_date)=9 </text:p>
      <text:p text:style-name="Standard"/>
      <text:p text:style-name="Standard"/>
      <text:p text:style-name="Standard">update confirm_attendance ca, </text:p>
      <text:p text:style-name="Standard">hr_tbl_EmployeeMaster em </text:p>
      <text:p text:style-name="Standard">set ca.session_one='W' </text:p>
      <text:p text:style-name="Standard">where </text:p>
      <text:p text:style-name="Standard">ca.dept_code=44 </text:p>
      <text:p text:style-name="Standard">and ca.employee_roll_no=em.employee_roll_no </text:p>
      <text:p text:style-name="Standard">and cast(dayname(ca.attendance_date) as char)=cast(em.employee_weekly_off as char) </text:p>
      <text:p text:style-name="Standard">and ca.attendance_date between '2018-09-01' and '2018-09-30' </text:p>
      <text:p text:style-name="Standard"/>
      <text:p text:style-name="P1">-- update leave days to salary </text:p>
      <text:p text:style-name="Standard"/>
      <text:p text:style-name="Standard"/>
      <text:p text:style-name="Standard">update emp_monthly_salary_header es, </text:p>
      <text:p text:style-name="Standard">(select employee_roll_no,count(*) as cnt from confirm_attendance </text:p>
      <text:p text:style-name="Standard">where month(attendance_date)=9 and year(attendance_date)=2018 and session_one='L' </text:p>
      <text:p text:style-name="Standard">group by employee_roll_no) ca </text:p>
      <text:p text:style-name="Standard"/>
      <text:p text:style-name="Standard">set es.no_of_leave_days=ca.cnt </text:p>
      <text:p text:style-name="Standard">where <text:s/></text:p>
      <text:p text:style-name="Standard">ca.employee_roll_no=es.employee_roll_no </text:p>
      <text:p text:style-name="Standard">and sal_month=9 and sal_year=2018 </text:p>
      <text:p text:style-name="Standard"/>
      <text:p text:style-name="Standard"/>
      <text:p text:style-name="Standard">update emp_monthly_salary_header es, </text:p>
      <text:p text:style-name="Standard">(select employee_roll_no,count(*) as cnt from confirm_attendance </text:p>
      <text:p text:style-name="Standard">where month(attendance_date)=9 and year(attendance_date)=2018 and session_one='A' </text:p>
      <text:p text:style-name="Standard">group by employee_roll_no) ca </text:p>
      <text:p text:style-name="Standard"/>
      <text:p text:style-name="Standard">set es.no_of_absent_days=ca.cnt </text:p>
      <text:p text:style-name="Standard">where <text:s/></text:p>
      <text:p text:style-name="Standard">ca.employee_roll_no=es.employee_roll_no </text:p>
      <text:p text:style-name="Standard">and sal_month=9 and sal_year=2018 </text:p>
      <text:p text:style-name="Standard"><text:soft-page-break/></text:p>
      <text:p text:style-name="Standard"/>
      <text:p text:style-name="Standard">update emp_monthly_salary_header es, </text:p>
      <text:p text:style-name="Standard">(select employee_roll_no,count(*)/2 as cnt from confirm_attendance </text:p>
      <text:p text:style-name="Standard">where month(attendance_date)=9 and year(attendance_date)=2018 and session_one='H' </text:p>
      <text:p text:style-name="Standard">group by employee_roll_no) ca </text:p>
      <text:p text:style-name="Standard"/>
      <text:p text:style-name="Standard">set es.no_of_leave_days=es.no_of_leave_days+ca.cnt </text:p>
      <text:p text:style-name="Standard">where <text:s/></text:p>
      <text:p text:style-name="Standard">ca.employee_roll_no=es.employee_roll_no </text:p>
      <text:p text:style-name="Standard">and sal_month=9 and sal_year=2018 </text:p>
      <text:p text:style-name="Standard"/>
      <text:p text:style-name="Standard"/>
      <text:p text:style-name="P1">-- Update hindi workers salary </text:p>
      <text:p text:style-name="Standard">update emp_monthly_salary_header es </text:p>
      <text:p text:style-name="Standard">set </text:p>
      <text:p text:style-name="Standard">contract_wages=no_of_present_days*365, </text:p>
      <text:p text:style-name="Standard">incentive=no_of_present_days*140 </text:p>
      <text:p text:style-name="Standard"/>
      <text:p text:style-name="Standard">where sal_month=9 and sal_year=2018 </text:p>
      <text:p text:style-name="Standard">and employee_roll_no like '4%' </text:p>
      <text:p text:style-name="Standard"/>
      <text:p text:style-name="Standard"/>
      <text:p text:style-name="Standard">update emp_monthly_salary_header es </text:p>
      <text:p text:style-name="Standard">set </text:p>
      <text:p text:style-name="Standard">pf_amount=round((contract_wages*12)/100,0), </text:p>
      <text:p text:style-name="Standard">esi_amount=ceil((contract_wages*1.75)/100) </text:p>
      <text:p text:style-name="Standard"/>
      <text:p text:style-name="Standard">where sal_month=9 and sal_year=2018 </text:p>
      <text:p text:style-name="Standard">and employee_roll_no like '4%'</text:p>
      <text:p text:style-name="Standard"/>
      <text:p text:style-name="Standard"/>
      <text:p text:style-name="P1">-- update <text:s/>weekoff to master </text:p>
      <text:p text:style-name="Standard"/>
      <text:p text:style-name="Standard">update hr_tbl_EmployeeMaster em, </text:p>
      <text:p text:style-name="Standard">(select employee_roll_no from confirm_attendance where </text:p>
      <text:p text:style-name="Standard">session_one='W' and attendance_date='2018-09-8')X </text:p>
      <text:p text:style-name="Standard">set employee_weekly_off='SATURDAY' </text:p>
      <text:p text:style-name="Standard">where </text:p>
      <text:p text:style-name="Standard">em.employee_roll_no = X.employee_roll_no </text:p>
      <text:p text:style-name="Standard"/>
      <text:p text:style-name="P1">-- rotate shift </text:p>
      <text:p text:style-name="P1"/>
      <text:p text:style-name="Standard">select employee_roll_no, </text:p>
      <text:p text:style-name="Standard">employee_name, </text:p>
      <text:p text:style-name="Standard">employee_weekly_off, </text:p>
      <text:p text:style-name="Standard">-- employee_current_shift, </text:p>
      <text:p text:style-name="Standard">-- employee_shiftchange_day, </text:p>
      <text:p text:style-name="Standard">unit_code, </text:p>
      <text:p text:style-name="Standard">dept_code </text:p>
      <text:p text:style-name="Standard">from hr_tbl_EmployeeMaster </text:p>
      <text:p text:style-name="Standard">where </text:p>
      <text:p text:style-name="Standard"><text:soft-page-break/>employee_weekly_off='SUNDAY' </text:p>
      <text:p text:style-name="Standard"><text:s/>and employee_roll_no </text:p>
      <text:p text:style-name="Standard"><text:s/>in(select employee_roll_no from emp_monthly_salary_header where sal_year=2018 and sal_month=9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8-10-31T08:57:03</meta:creation-date>
    <dc:date>2019-02-05T12:27:12</dc:date>
    <dc:creator>root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5" meta:paragraph-count="174" meta:word-count="464" meta:character-count="4974" meta:non-whitespace-character-count="4417"/>
  </office:meta>
</office:document-meta>
</file>